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d4c6" officeooo:paragraph-rsid="0016d4c6"/>
    </style:style>
    <style:style style:name="P2" style:family="paragraph" style:parent-style-name="Standard" style:list-style-name="L1">
      <style:text-properties officeooo:rsid="0016d4c6" officeooo:paragraph-rsid="0016d4c6"/>
    </style:style>
    <style:style style:name="P3" style:family="paragraph" style:parent-style-name="Standard" style:list-style-name="L2">
      <style:text-properties officeooo:rsid="0016d4c6" officeooo:paragraph-rsid="0016d4c6"/>
    </style:style>
    <style:style style:name="P4" style:family="paragraph" style:parent-style-name="Standard" style:list-style-name="L3">
      <style:text-properties officeooo:rsid="0016d4c6" officeooo:paragraph-rsid="0016d4c6"/>
    </style:style>
    <style:style style:name="P5" style:family="paragraph" style:parent-style-name="Standard" style:list-style-name="L4">
      <style:text-properties officeooo:rsid="0016d4c6" officeooo:paragraph-rsid="0016d4c6"/>
    </style:style>
    <style:style style:name="P6" style:family="paragraph" style:parent-style-name="Standard">
      <style:text-properties officeooo:rsid="0016d4c6" officeooo:paragraph-rsid="0019b653"/>
    </style:style>
    <style:style style:name="P7" style:family="paragraph" style:parent-style-name="Standard" style:list-style-name="L5">
      <style:text-properties officeooo:rsid="0016d4c6" officeooo:paragraph-rsid="0016d4c6"/>
    </style:style>
    <style:style style:name="P8" style:family="paragraph" style:parent-style-name="Standard">
      <style:text-properties officeooo:rsid="001a6f67" officeooo:paragraph-rsid="001a6f67"/>
    </style:style>
    <style:style style:name="P9" style:family="paragraph" style:parent-style-name="Standard">
      <style:text-properties officeooo:rsid="001be4ee" officeooo:paragraph-rsid="001be4ee"/>
    </style:style>
    <style:style style:name="P10" style:family="paragraph" style:parent-style-name="Standard">
      <style:text-properties officeooo:rsid="001beac2" officeooo:paragraph-rsid="001beac2"/>
    </style:style>
    <style:style style:name="P11" style:family="paragraph" style:parent-style-name="Header">
      <style:paragraph-properties>
        <style:tab-stops>
          <style:tab-stop style:position="6.606cm" style:type="center"/>
          <style:tab-stop style:position="16.999cm" style:type="right"/>
        </style:tab-stops>
      </style:paragraph-properties>
      <style:text-properties fo:font-size="10pt" style:text-underline-style="solid" style:text-underline-width="auto" style:text-underline-color="font-color" officeooo:paragraph-rsid="001beac2" style:font-size-asian="10pt" style:font-size-complex="10pt"/>
    </style:style>
    <style:style style:name="P12" style:family="paragraph" style:parent-style-name="Heading_20_1">
      <style:paragraph-properties fo:text-align="center" style:justify-single-word="false"/>
    </style:style>
    <style:style style:name="T1" style:family="text">
      <style:text-properties officeooo:rsid="0019b653"/>
    </style:style>
    <style:style style:name="T2" style:family="text">
      <style:text-properties officeooo:rsid="001a6f67"/>
    </style:style>
    <style:style style:name="T3" style:family="text">
      <style:text-properties officeooo:rsid="001beac2"/>
    </style:style>
    <style:style style:name="T4" style:family="text">
      <style:text-properties officeooo:rsid="000842ab"/>
    </style:style>
    <text:list-style style:name="L1">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31cm" fo:text-indent="-0.635cm" fo:margin-left="2.1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6cm" fo:text-indent="-0.635cm" fo:margin-left="7.84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Relación 5.1: Clases y objetos </text:h>
      <text:p text:style-name="P1"/>
      <text:p text:style-name="P1"/>
      <text:h text:style-name="Heading_20_3" text:outline-level="3">Ejercicio 1: Clase CuentaCorriente</text:h>
      <text:p text:style-name="P1"/>
      <text:p text:style-name="P1">Crea una clase llamada Cuenta que tendrá los siguientes atributos: titular y cantidad (puede tener decimales).</text:p>
      <text:p text:style-name="P1"/>
      <text:p text:style-name="P1">El titular será obligatorio y la cantidad es opcional. Crea los constructores que cumplan lo anterior.</text:p>
      <text:p text:style-name="P1"/>
      <text:p text:style-name="P1">Crea sus métodos get, set y toString.</text:p>
      <text:p text:style-name="P1"/>
      <text:p text:style-name="P1">Tendrá dos métodos especiales:</text:p>
      <text:p text:style-name="P1"/>
      <text:list xml:id="list1994695199806541908" text:style-name="L1">
        <text:list-item>
          <text:p text:style-name="P2">ingresar(double cantidad): se ingresa una cantidad a la cuenta, si la cantidad introducida es negativa, no se hará nada.</text:p>
        </text:list-item>
        <text:list-item>
          <text:p text:style-name="P2">retirar(double cantidad): se retira una cantidad a la cuenta, si restando la cantidad actual a la que nos pasan es negativa, la cantidad de la cuenta pasa a ser 0.</text:p>
        </text:list-item>
      </text:list>
      <text:p text:style-name="P1"/>
      <text:h text:style-name="Heading_20_3" text:outline-level="3">Ejercicio 2: Clase Persona</text:h>
      <text:p text:style-name="P1">Haz una clase llamada Persona que siga las siguientes condiciones:</text:p>
      <text:p text:style-name="P1"/>
      <text:p text:style-name="P1">Sus atributos son: nombre, edad, DNI, sexo (H hombre, M mujer), peso y altura. </text:p>
      <text:p text:style-name="P1">No queremos que se accedan directamente a ellos. Piensa qué modificador de acceso es el más adecuado, también su tipo. Si quieres añadir algún atributo puedes hacerlo.</text:p>
      <text:p text:style-name="P1"/>
      <text:p text:style-name="P1">Por defecto, todos los atributos menos el DNI serán valores por defecto según su tipo (0 números, cadena vacía para String, etc.). Sexo sera H por defecto, usa una constante para ello.</text:p>
      <text:p text:style-name="P1"/>
      <text:p text:style-name="P1">Se implementarán varios constructores:</text:p>
      <text:list xml:id="list5726346695978278148" text:style-name="L2">
        <text:list-item>
          <text:p text:style-name="P3">Un constructor por defecto.</text:p>
        </text:list-item>
        <text:list-item>
          <text:p text:style-name="P3">Un constructor con el nombre, edad y sexo, el resto por defecto.</text:p>
        </text:list-item>
        <text:list-item>
          <text:p text:style-name="P3">Un constructor con todos los atributos como parámetro.</text:p>
        </text:list-item>
      </text:list>
      <text:p text:style-name="P1"><text:s text:c="4"/></text:p>
      <text:p text:style-name="P1">Los métodos que se implementaran son:</text:p>
      <text:list xml:id="list7410890665275165174" text:style-name="L3">
        <text:list-item>
          <text:p text:style-name="P4">calcularIMC(): calculara si la persona está en su peso ideal (peso en kg/(altura^2 <text:s/>en m)), si esta fórmula obtiene un valor menor que 20 significa que está por debajo de su peso ideal, la función devuelve un -1, si sale un número entre 20 y 25 (incluidos), la función devuelve un 0 <text:s/>y si obtiene un valor mayor que 25 significa que tiene sobrepeso, la función devuelve un 1. Usa constantes para trabajar con estos valores.</text:p>
        </text:list-item>
        <text:list-item>
          <text:p text:style-name="P4">esMayorDeEdad(): indica si es mayor de edad, devuelve un booleano.</text:p>
        </text:list-item>
        <text:list-item>
          <text:p text:style-name="P4">comprobarSexo(char sexo): comprueba que el sexo introducido es correcto. Si no es correcto, sera H. No sera visible al exterior de la clase.</text:p>
        </text:list-item>
        <text:list-item>
          <text:p text:style-name="P4">toString(): devuelve toda la información del objeto.</text:p>
        </text:list-item>
        <text:list-item>
          <text:p text:style-name="P4"><text:soft-page-break/>generaDNI(): genera un número aleatorio de 8 cifras, y a partir de este su número su letra correspondiente. Este método sera invocado cuando se construya el objeto. Puedes dividir el método para que te sea más fácil. No será visible al exterior.</text:p>
        </text:list-item>
        <text:list-item>
          <text:p text:style-name="P4">Métodos set y get de cada atributo, excepto set para el DNI.</text:p>
        </text:list-item>
      </text:list>
      <text:p text:style-name="P1"/>
      <text:p text:style-name="P1">Ahora, crea una clase ejecutable que haga lo siguiente:</text:p>
      <text:p text:style-name="P1"/>
      <text:list xml:id="list2618241136042699854" text:style-name="L4">
        <text:list-item>
          <text:p text:style-name="P5">Pide por teclado el nombre, la edad, sexo, peso y altura.</text:p>
        </text:list-item>
        <text:list-item>
          <text:p text:style-name="P5">Crea 3 objetos de la clase anterior, el primer objeto obtendrá las anteriores variables pedidas por teclado, el segundo objeto obtendrá todos los anteriores menos el peso y la altura y el último por defecto, para este último utiliza los métodos set para darle a los atributos un valor.</text:p>
        </text:list-item>
        <text:list-item>
          <text:p text:style-name="P5">Para cada objeto, deberá comprobar si esta en su peso ideal, tiene sobrepeso o por debajo de su peso ideal con un mensaje.</text:p>
        </text:list-item>
        <text:list-item>
          <text:p text:style-name="P5">Indicar para cada objeto si es mayor de edad.</text:p>
        </text:list-item>
        <text:list-item>
          <text:p text:style-name="P5">Por último, mostrar la información de cada objeto.</text:p>
        </text:list-item>
        <text:list-item>
          <text:p text:style-name="P5">Puedes usar métodos en la clase ejecutable, para que os sea mas fácil.</text:p>
        </text:list-item>
      </text:list>
      <text:p text:style-name="P1"/>
      <text:p text:style-name="P1"/>
      <text:h text:style-name="Heading_20_3" text:outline-level="3">Ejercicio 3: Clases Sala, Película, Espectador</text:h>
      <text:p text:style-name="P1"/>
      <text:p text:style-name="P1">Nos piden hacer un programa orientado a objetos sobre <text:span text:style-name="T1">las salas de un cine. Estas </text:span>tiene<text:span text:style-name="T1">n</text:span> un conjunto de asientos (<text:span text:style-name="T1">n</text:span> filas por <text:span text:style-name="T1">m</text:span> columnas, por ejemplo).</text:p>
      <text:p text:style-name="P1"/>
      <text:p text:style-name="P1">De <text:span text:style-name="T1">la sala</text:span> nos interesa conocer la película que se está reproduciendo, <text:span text:style-name="T1">la disposición de los asientos </text:span>y el precio de la entrada en <text:span text:style-name="T1">esa sala.</text:span></text:p>
      <text:p text:style-name="P1"/>
      <text:p text:style-name="P1">De las películas nos interesa saber el título, duración, edad mínima y director.</text:p>
      <text:p text:style-name="P1"/>
      <text:p text:style-name="P1">Del espectador, nos interesa saber su nombre, edad y el dinero que tiene.</text:p>
      <text:p text:style-name="P1"/>
      <text:p text:style-name="P1">Realizaremos una pequeña simulación, en el que generaremos muchos espectadores y los sentaremos aleatoriamente (no pod<text:span text:style-name="T1">r</text:span>emos donde ya este ocupado).</text:p>
      <text:p text:style-name="P1"/>
      <text:p text:style-name="P1">En esta versión sentaremos a los espectadores de uno en uno. <text:span text:style-name="T1">Es decir, cada espectador sólo podrá reservar un asiento.</text:span></text:p>
      <text:p text:style-name="P1"/>
      <text:p text:style-name="P1">Solo se podrá sentar si tienen el suficiente dinero, hay espacio libre y tiene edad para ver la película.</text:p>
      <text:p text:style-name="P1"/>
      <text:p text:style-name="P1"/>
      <text:h text:style-name="Heading_20_3" text:outline-level="3">Ejercicio 4: Clases Carta y Baraja</text:h>
      <text:p text:style-name="P6"/>
      <text:p text:style-name="P6">Vamos a hacer una baraja de cartas españolas.</text:p>
      <text:p text:style-name="P1"/>
      <text:p text:style-name="P1">Una carta tiene un número entre 1 y 12 (el 8 y el 9 no los incluimos) y un palo (espadas, bastos, oros y copas)</text:p>
      <text:p text:style-name="P1"/>
      <text:p text:style-name="P1">La baraja estará compuesta por un conjunto de cartas, 40 exactamente.</text:p>
      <text:p text:style-name="P1"><text:soft-page-break/></text:p>
      <text:p text:style-name="P1">Las operaciones que podrá realizar la baraja son:</text:p>
      <text:p text:style-name="P1"/>
      <text:list xml:id="list2313945611067907073" text:style-name="L5">
        <text:list-item>
          <text:p text:style-name="P7">barajar: cambia de posición todas las cartas aleatoriamente, <text:span text:style-name="T2">e inicializa el juego.</text:span></text:p>
        </text:list-item>
        <text:list-item>
          <text:p text:style-name="P7"><text:span text:style-name="T1">darCarta</text:span>: devuelve la siguiente carta que está en la baraja, cuando no haya más o se haya llegado al final, se indica al usuario que no hay más cartas.</text:p>
        </text:list-item>
        <text:list-item>
          <text:p text:style-name="P7">cartasDisponibles: <text:span text:style-name="T2">devuelve</text:span> el número de cartas que aún puede repartir</text:p>
          <text:p text:style-name="P7"/>
        </text:list-item>
        <text:list-item>
          <text:p text:style-name="P7">cartas<text:span text:style-name="T1">Dadas</text:span>: mostramos aquellas cartas que ya han salido, si no ha salido ninguna indicárselo al usuario</text:p>
        </text:list-item>
        <text:list-item>
          <text:p text:style-name="P7">mostrar<text:span text:style-name="T1">Mazo</text:span>: muestra todas las cartas <text:span text:style-name="T1">que quedan en el mazo</text:span>. Es decir, si se saca una carta y luego se llama al método, este no mostrara esa primera carta.</text:p>
        </text:list-item>
      </text:list>
      <text:p text:style-name="P1"/>
      <text:p text:style-name="P1"/>
      <text:h text:style-name="Heading_20_3" text:outline-level="3">Ejercicio 5: Clase Fracción</text:h>
      <text:p text:style-name="P8"/>
      <text:p text:style-name="P8">Crea una clase para implementar una fracción matemática y sus operadores básicos. </text:p>
      <text:p text:style-name="P8">Sus atributos serán dividendo y divisor, ambos de tipo entero.</text:p>
      <text:p text:style-name="P8"/>
      <text:p text:style-name="P8">Sus métodos serán sumar, restar, multiplicar, dividir y reducir (o simplificar). </text:p>
      <text:p text:style-name="P8">Todos los métodos devolverán un nuevo objeto fracción, salvo el último, que realizará los cambios en el mismo objeto.</text:p>
      <text:p text:style-name="P8"/>
      <text:p text:style-name="P8"/>
      <text:h text:style-name="Heading_20_3" text:outline-level="3">Ejercicio 6: Clases Libro y Estantería</text:h>
      <text:p text:style-name="P9"/>
      <text:p text:style-name="P9">Queremos mantener una colección de los libros que hemos ido leyendo, poniéndoles una calificación según nos haya gustado más o menos al leerlo. Para ello, crearemos la clase Libro, con los atributos título, autor, ISBN, número de páginas y calificación (que será un valor entre 0 y 10). Crearemos los getters y setters para los atributos y los constructores adecuados.</text:p>
      <text:p text:style-name="P9"/>
      <text:p text:style-name="P9">Posteriormente, crearemos la clase Estantería, que almacenará un conjunto de libros (con un array de tamaño fijo). Se podrán añadir libros (si hay espacio), eliminar libros (lo que implicará reorganizar el estante), <text:span text:style-name="T3">buscar un libro, </text:span>mostrar los libros de la estantería <text:span text:style-name="T3">y</text:span> <text:span text:style-name="T3">ordenar</text:span> los libros <text:span text:style-name="T3">(por calificación, por orden alfabético de título o por autor).</text:span></text:p>
      <text:p text:style-name="P10"/>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606cm" style:type="center"/>
          <style:tab-stop style:position="16.999cm" style:type="right"/>
        </style:tab-stops>
      </style:paragraph-properties>
      <style:text-properties fo:font-size="10pt" style:text-underline-style="solid" style:text-underline-width="auto" style:text-underline-color="font-color" officeooo:paragraph-rsid="001beac2" style:font-size-asian="10pt" style:font-size-complex="10pt"/>
    </style:style>
    <style:style style:name="MT1" style:family="text">
      <style:text-properties officeooo:rsid="000842a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Programación<text:tab/><text:tab/>1</text:span>º CFGS Desarrollo de <text:span text:style-name="MT1">aplicaciones multiplatafor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8:48:30.086491027</meta:creation-date>
    <dc:date>2020-01-16T19:48:01.594175480</dc:date>
    <meta:editing-duration>PT7M25S</meta:editing-duration>
    <meta:editing-cycles>2</meta:editing-cycles>
    <meta:generator>LibreOffice/5.1.6.2$Linux_X86_64 LibreOffice_project/10m0$Build-2</meta:generator>
    <meta:document-statistic meta:table-count="0" meta:image-count="0" meta:object-count="0" meta:page-count="3" meta:paragraph-count="60" meta:word-count="1019" meta:character-count="5989" meta:non-whitespace-character-count="5040"/>
  </office:meta>
</office:document-meta>
</file>